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he: Tetris</text:p>
      <text:p text:style-name="Standard"/>
      <text:p text:style-name="Standard">Toteutetaan perinteinen tetris-peli. Pelissä on kerrallaan yksi palikka aktiivisena, joka tippuu tasaista tahtia kohti muiden palikoiden muodostamaa pinoa. Aktiivista palikkaa voi siirrellä ja käännellä, ennen kuin se on pinon tasalla. Jos palikat muodostavat vaakasuunnassa täysiä rivejä, ne poistetaan, ja pelaaja saa pisteitä. Poistaessa useamman rivin yhdellä siirrolla saa enemmän pisteitä kuin poistaessa rivit erillisillä siirroilla. Kun aktiivinen palikka on sijoitettu pinoon, tulee uusi palikka ruudun yläreunaan sijoitettavaksi. Peli näyttää koko ajan pelaajan senhetkisen pistetilanteen ruudulla. </text:p>
      <text:p text:style-name="Standard"/>
      <text:p text:style-name="Standard"><text:s/>Pelissä olisi mahdollista laittaa peli tauolle (pause) sekä tallentaa tulos highscore-listaan, jonka peli tallentaa tiedostoon. Peliin voisi myös kehittää erilaisia lisätoiminnallisuuksia, kuten vaikeusasteen lisääminen tai erilaiset variantit. </text:p>
      <text:p text:style-name="Standard"/>
      <text:p text:style-name="Standard"/>
      <text:p text:style-name="Standard"><text:span text:style-name="T1">Käyttäjä: pelaaja</text:span></text:p>
      <text:p text:style-name="P1">pelaajan toiminnot:</text:p>
      <text:p text:style-name="Standard">-uuden pelin aloittaminen</text:p>
      <text:p text:style-name="Standard">-highscore-listan tarkastelu</text:p>
      <text:p text:style-name="Standard">-pelin laittaminen tauolle (pause)</text:p>
      <text:p text:style-name="Standard">-pelin jälkeen pisteiden tallentaminen highscore-lista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pi </meta:initial-creator>
    <meta:creation-date>2012-12-14T09:37:04</meta:creation-date>
    <dc:date>2012-12-17T15:30:20</dc:date>
    <dc:creator>Topi </dc:creator>
    <meta:editing-duration>PT11M2S</meta:editing-duration>
    <meta:editing-cycles>2</meta:editing-cycles>
    <meta:generator>LibreOffice/3.5$Linux_X86_64 LibreOffice_project/350m1$Build-2</meta:generator>
    <meta:document-statistic meta:table-count="0" meta:image-count="0" meta:object-count="0" meta:page-count="1" meta:paragraph-count="9" meta:word-count="122" meta:character-count="1046" meta:non-whitespace-character-count="930"/>
  </office:meta>
</office:document-meta>
</file>